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Standard"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7.002cm" fo:margin-left="0cm" fo:margin-right="-0.004cm" table:align="margins"/>
    </style:style>
    <style:style style:name="Tabelle1.A" style:family="table-column">
      <style:table-column-properties style:column-width="2.757cm" style:rel-column-width="10626*"/>
    </style:style>
    <style:style style:name="Tabelle1.B" style:family="table-column">
      <style:table-column-properties style:column-width="14.245cm" style:rel-column-width="5490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02cm" fo:margin-left="0cm" fo:margin-right="-0.004cm" table:align="margins"/>
    </style:style>
    <style:style style:name="Tabelle2.A" style:family="table-column">
      <style:table-column-properties style:column-width="2.757cm" style:rel-column-width="10626*"/>
    </style:style>
    <style:style style:name="Tabelle2.B" style:family="table-column">
      <style:table-column-properties style:column-width="14.245cm" style:rel-column-width="54909*"/>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02cm" fo:margin-left="0cm" fo:margin-right="-0.004cm" table:align="margins"/>
    </style:style>
    <style:style style:name="Tabelle3.A" style:family="table-column">
      <style:table-column-properties style:column-width="2.757cm" style:rel-column-width="10626*"/>
    </style:style>
    <style:style style:name="Tabelle3.B" style:family="table-column">
      <style:table-column-properties style:column-width="14.245cm" style:rel-column-width="54909*"/>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02cm" fo:margin-left="0cm" fo:margin-right="-0.004cm" table:align="margins"/>
    </style:style>
    <style:style style:name="Tabelle4.A" style:family="table-column">
      <style:table-column-properties style:column-width="2.757cm" style:rel-column-width="10626*"/>
    </style:style>
    <style:style style:name="Tabelle4.B" style:family="table-column">
      <style:table-column-properties style:column-width="14.245cm" style:rel-column-width="54909*"/>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002cm" fo:margin-left="0cm" fo:margin-right="-0.004cm" table:align="margins"/>
    </style:style>
    <style:style style:name="Tabelle5.A" style:family="table-column">
      <style:table-column-properties style:column-width="2.757cm" style:rel-column-width="10626*"/>
    </style:style>
    <style:style style:name="Tabelle5.B" style:family="table-column">
      <style:table-column-properties style:column-width="14.245cm" style:rel-column-width="54909*"/>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002cm" fo:margin-left="0cm" fo:margin-right="-0.004cm" table:align="margins"/>
    </style:style>
    <style:style style:name="Tabelle6.A" style:family="table-column">
      <style:table-column-properties style:column-width="2.757cm" style:rel-column-width="10626*"/>
    </style:style>
    <style:style style:name="Tabelle6.B" style:family="table-column">
      <style:table-column-properties style:column-width="14.245cm" style:rel-column-width="5490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02cm" fo:margin-left="0cm" fo:margin-right="-0.004cm" table:align="margins"/>
    </style:style>
    <style:style style:name="Tabelle7.A" style:family="table-column">
      <style:table-column-properties style:column-width="2.757cm" style:rel-column-width="10626*"/>
    </style:style>
    <style:style style:name="Tabelle7.B" style:family="table-column">
      <style:table-column-properties style:column-width="14.245cm" style:rel-column-width="54909*"/>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002cm" fo:margin-left="0cm" fo:margin-right="-0.004cm" table:align="margins"/>
    </style:style>
    <style:style style:name="Tabelle8.A" style:family="table-column">
      <style:table-column-properties style:column-width="2.757cm" style:rel-column-width="10626*"/>
    </style:style>
    <style:style style:name="Tabelle8.B" style:family="table-column">
      <style:table-column-properties style:column-width="14.245cm" style:rel-column-width="54909*"/>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002cm" fo:margin-left="0cm" fo:margin-right="-0.004cm" table:align="margins"/>
    </style:style>
    <style:style style:name="Tabelle9.A" style:family="table-column">
      <style:table-column-properties style:column-width="2.757cm" style:rel-column-width="10626*"/>
    </style:style>
    <style:style style:name="Tabelle9.B" style:family="table-column">
      <style:table-column-properties style:column-width="14.245cm" style:rel-column-width="54909*"/>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7.002cm" fo:margin-left="0cm" fo:margin-right="-0.004cm" table:align="margins"/>
    </style:style>
    <style:style style:name="Tabelle10.A" style:family="table-column">
      <style:table-column-properties style:column-width="2.757cm" style:rel-column-width="10626*"/>
    </style:style>
    <style:style style:name="Tabelle10.B" style:family="table-column">
      <style:table-column-properties style:column-width="14.245cm" style:rel-column-width="54909*"/>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002cm" fo:margin-left="0cm" fo:margin-right="-0.004cm" table:align="margins"/>
    </style:style>
    <style:style style:name="Tabelle11.A" style:family="table-column">
      <style:table-column-properties style:column-width="2.757cm" style:rel-column-width="10626*"/>
    </style:style>
    <style:style style:name="Tabelle11.B" style:family="table-column">
      <style:table-column-properties style:column-width="14.245cm" style:rel-column-width="54909*"/>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7.002cm" fo:margin-left="0cm" fo:margin-right="-0.004cm" table:align="margins"/>
    </style:style>
    <style:style style:name="Tabelle12.A" style:family="table-column">
      <style:table-column-properties style:column-width="2.757cm" style:rel-column-width="10626*"/>
    </style:style>
    <style:style style:name="Tabelle12.B" style:family="table-column">
      <style:table-column-properties style:column-width="14.245cm" style:rel-column-width="54909*"/>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695cm" style:rel-column-width="6535*"/>
    </style:style>
    <style:style style:name="Tabelle14.B" style:family="table-column">
      <style:table-column-properties style:column-width="3.313cm" style:rel-column-width="12771*"/>
    </style:style>
    <style:style style:name="Tabelle14.C" style:family="table-column">
      <style:table-column-properties style:column-width="11.991cm" style:rel-column-width="46229*"/>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697cm" style:rel-column-width="6541*"/>
    </style:style>
    <style:style style:name="Tabelle13.B" style:family="table-column">
      <style:table-column-properties style:column-width="2.685cm" style:rel-column-width="10350*"/>
    </style:style>
    <style:style style:name="Tabelle13.C" style:family="table-column">
      <style:table-column-properties style:column-width="12.617cm" style:rel-column-width="48644*"/>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Contents_20_Heading">
      <style:paragraph-properties fo:break-before="page"/>
    </style:style>
    <style:style style:name="P3" style:family="paragraph" style:parent-style-name="Table_20_Contents">
      <style:text-properties fo:font-weight="bold" style:font-weight-asian="bold" style:font-weight-complex="bold"/>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dl - Doku</text:p>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Inhaltsverzeichnis</text:p>
          </text:index-title>
          <text:p text:style-name="P6">1Einleitung<text:tab/>3</text:p>
          <text:p text:style-name="P6">2Datenmodell<text:tab/>4</text:p>
          <text:p text:style-name="P4">2.1Stammtabellen / Konfugration<text:tab/>4</text:p>
          <text:p text:style-name="P4">2.2Stammdaten<text:tab/>4</text:p>
          <text:p text:style-name="P4">2.3Bewegungsdaten<text:tab/>5</text:p>
          <text:p text:style-name="P6">3Verarbeitung<text:tab/>6</text:p>
          <text:p text:style-name="P6">4Stammdaten<text:tab/>7</text:p>
          <text:p text:style-name="P4">4.1Einzelne Stammdaten allgemein<text:tab/>7</text:p>
          <text:p text:style-name="P5">4.1.1Id 5 - Products<text:tab/>7</text:p>
          <text:p text:style-name="P5">4.1.2Id 7 - Regions<text:tab/>7</text:p>
          <text:p text:style-name="P5">4.1.3Id 13 - Suffixes<text:tab/>7</text:p>
          <text:p text:style-name="P5">4.1.4Id 14 - Kalender<text:tab/>8</text:p>
          <text:p text:style-name="P5">4.1.5Id 17 - Kalender neu<text:tab/>8</text:p>
          <text:p text:style-name="P5">4.1.6Id 12 - Measurements<text:tab/>8</text:p>
          <text:p text:style-name="P4">4.2Einzelne Stammdaten Vertrieb<text:tab/>8</text:p>
          <text:p text:style-name="P5">4.2.1Id 1 - Customer<text:tab/>8</text:p>
          <text:p text:style-name="P5">4.2.2Id 2 - Distribution<text:tab/>9</text:p>
          <text:p text:style-name="P5">4.2.3Id 3 - Marketsegs<text:tab/>9</text:p>
          <text:p text:style-name="P4">4.3Einzelne Stammdaten Einkauf<text:tab/>9</text:p>
          <text:p text:style-name="P5">4.3.1Id 9 - Abc<text:tab/>9</text:p>
          <text:p text:style-name="P5">4.3.2Id 10 - Bestandskonten<text:tab/>9</text:p>
          <text:p text:style-name="P5">4.3.3Id 11 - Einheiten<text:tab/>10</text:p>
          <text:p text:style-name="P5">4.3.4Id 16 - PurchaseGroups<text:tab/>10</text:p>
          <text:p text:style-name="P6">5Vertrieb<text:tab/>11</text:p>
          <text:p text:style-name="P6">6Einkauf<text:tab/>12</text:p>
          <text:p text:style-name="P4">6.1Ausgaberecord für Einkauf - vollständig<text:tab/>12</text:p>
          <text:p text:style-name="P4">6.2Einzelne Measurements<text:tab/>12</text:p>
          <text:p text:style-name="P5">6.2.1OQ(20) und OV(21)<text:tab/>12</text:p>
          <text:p text:style-name="P5">6.2.2CQ(22) und CV(22)<text:tab/>12</text:p>
          <text:p text:style-name="P5">6.2.3DQ(24) und DV(25)<text:tab/>13</text:p>
          <text:p text:style-name="P5">6.2.4DDQ(26) und DDV(27)<text:tab/>13</text:p>
          <text:p text:style-name="P5">6.2.5ADT(30)<text:tab/>13</text:p>
          <text:p text:style-name="P5">6.2.6AOD(31)<text:tab/>13</text:p>
          <text:p text:style-name="P5">6.2.7ASL(32)<text:tab/>13</text:p>
          <text:p text:style-name="P5">6.2.8CO(42)<text:tab/>13</text:p>
          <text:p text:style-name="P5">6.2.9STN(43) und STV(44)<text:tab/>13</text:p>
          <text:p text:style-name="P5">6.2.10STNT(45) und STVT(46)<text:tab/>14</text:p>
          <text:p text:style-name="P5">6.2.11HSNT(47) und HSVT(48)<text:tab/>14</text:p>
          <text:p text:style-name="P6">7Neues System<text:tab/>15</text:p>
        </text:index-body>
      </text:table-of-content>
      <text:p text:style-name="Standard"/>
      <text:h text:style-name="P1" text:outline-level="1">Einleitung</text:h>
      <text:p text:style-name="Text_20_body">Dieses Dokument beschreibt das IDL-Transfersystem. Idl ist eine Applikation mit Datenbank, welches in der Schweiz liegt. Es ist ein Managementinformationssystem und kann ähnlich wie Cognos benutzt werden.</text:p>
      <text:p text:style-name="Text_20_body">Die Aufgabe des Idl-Interfaces ist es, die Daten zur Verfügung zu stellen, indem es sie in die Schweiz sendet.</text:p>
      <text:p text:style-name="Text_20_body">Es wurde vereinbart, daß die Daten in Form mehrer Dateien definierten Namens und Format per Secure Copy (scp) übertragen werden. Es wird ein predefined Rsa-Schlüssel verwendet.</text:p>
      <text:p text:style-name="Text_20_body">Die zu transfereienden Daten werden (im Moment) durch ein C++-Programm auf dem Rechner „neufs“ zeitgesteuert erzeugt. Die Daten werden direkt aus Tabellen genommen, welche vorher - ebenfalls zeitgesteuert - erzeugt werden mittels Aufrufe von stored Packageprocedures in Oracle.</text:p>
      <text:p text:style-name="Text_20_body">Wir unterscheiden in Stamm- und Bewegungsdaten einerseits (sie werden in verschiedenen Tabellen gehalten), andererseits zwischen allgemeinen Daten, Vertriebsdaten, Einkaufsdaten und Lagerdaten.</text:p>
      <text:h text:style-name="Heading_20_1" text:outline-level="1">Datenmodell</text:h>
      <text:p text:style-name="Text_20_body">Es wurde in der Infor-produktivdatenbank ein Schema namens „idl2“ angelegt. Es kann Tabellen erzeugen, Seqenzen und Prozeduren und hat ein „select any table“-Recht. Es kann seine Daten in den Tablespace „dw1“ ablegen und hat dort das Recht auf 100 Megabyte.</text:p>
      <text:h text:style-name="Heading_20_2" text:outline-level="2">Stammtabellen / Konfugration</text:h>
      <text:p text:style-name="Table">Refs</text:p>
      <text:p text:style-name="TabTxt">Lookupdaten, für die es sich nicht lohnt, eigene Tabellen anzulegen</text:p>
      <text:p text:style-name="Spalte"><text:tab/>Dom<text:tab/>varchar2(25)<text:tab/>NN<text:tab/>Name der Lookupdaten</text:p>
      <text:p text:style-name="Spalte"><text:tab/>Key<text:tab/>number(6)<text:tab/>NN<text:tab/>Numerischer Schlüssel</text:p>
      <text:p text:style-name="Spalte"><text:tab/>Wert<text:tab/>varchar2(500)<text:tab/><text:tab/>Bedeutung</text:p>
      <text:p text:style-name="Table">Kuben</text:p>
      <text:p text:style-name="TabTxt">Die Daten sind in Kuben organisiert. Im Moment sind es Drei, wobei Storage zum Einkauf gerechnet wird.</text:p>
      <text:p text:style-name="Spalte">*<text:tab/>Id<text:tab/>number(4)<text:tab/>NN</text:p>
      <text:p text:style-name="Spalte"><text:tab/>Orga<text:tab/>number(2)<text:tab/>NN<text:tab/>→ Domäne „Organisationen“</text:p>
      <text:p text:style-name="Spalte"><text:tab/>Name<text:tab/>nvarchar2(25)<text:tab/>NN</text:p>
      <text:p text:style-name="Spalte"><text:tab/>Verzeichnis<text:tab/>nvarchar2(300)<text:tab/><text:tab/>Ausgabeverzeichnis für diesen Kubus. Im Moment zeigen alle Kuben auf das selbe Verzeichnis.</text:p>
      <text:p text:style-name="Spalte"><text:tab/>Kommentar<text:tab/>nvarchar2(1000)</text:p>
      <text:p text:style-name="Table">DataDef</text:p>
      <text:p text:style-name="TabTxt">Ein Kubus kann mehrere Dateien haben die ihn definieren. Sie werden hier gespeichert.</text:p>
      <text:p text:style-name="Spalte">*<text:tab/>Id<text:tab/>number(4)<text:tab/>NN<text:tab/>Primärschlüssel</text:p>
      <text:p text:style-name="Spalte"><text:tab/>Kubus<text:tab/>number(4)<text:tab/>NN<text:tab/>→ Kuben.Id</text:p>
      <text:p text:style-name="Spalte"><text:tab/>Name<text:tab/>nvarchar2(25)<text:tab/>NN</text:p>
      <text:p text:style-name="Spalte"><text:tab/>Art<text:tab/>number(2)<text:tab/>NN<text:tab/>→ Domäne DataDefArten; 1-Stammdaten, 2-Bewegung</text:p>
      <text:p text:style-name="Spalte"><text:tab/>TabName<text:tab/>nvarchar2(40)<text:tab/><text:tab/>Wird nicht benutzt</text:p>
      <text:p text:style-name="Spalte"><text:tab/>DateiName<text:tab/>nvarchar2(300)<text:tab/><text:tab/>Name der Ausgabedatei</text:p>
      <text:p text:style-name="Table">Felder</text:p>
      <text:p text:style-name="TabTxt">Passend zu den einzelnen DataDefs kann man die Felder definieren, welche transfiert werden sollen</text:p>
      <text:p text:style-name="Spalte"><text:tab/>DdId<text:tab/>number(4)<text:tab/>NN<text:tab/>→ DataDef.Id</text:p>
      <text:p text:style-name="Spalte"><text:tab/>Folge<text:tab/>number(4)<text:tab/>NN<text:tab/>Zur Sortierung</text:p>
      <text:p text:style-name="Spalte"><text:tab/>Name<text:tab/>nvarchar2(25)<text:tab/>NN</text:p>
      <text:p text:style-name="Spalte"><text:tab/>Art<text:tab/>number(2)<text:tab/>NN<text:tab/>1-String 2-Zahl</text:p>
      <text:p text:style-name="Spalte"><text:tab/>Kommentar<text:tab/>nvarchar2(1000)</text:p>
      <text:h text:style-name="Heading_20_2" text:outline-level="2">Stammdaten</text:h>
      <text:p text:style-name="Table">Data10</text:p>
      <text:p text:style-name="TabTxt">Stammdaten</text:p>
      <text:p text:style-name="Spalte"><text:tab/>DdId<text:tab/>number(4)<text:tab/>NN<text:tab/>→ DataDef.Id</text:p>
      <text:p text:style-name="Spalte"><text:tab/>Folge<text:tab/>number(9)<text:tab/>NN<text:tab/>Ausgabereihenfolge</text:p>
      <text:p text:style-name="Spalte"><text:tab/>W0<text:tab/>nvarchar2(100)</text:p>
      <text:p text:style-name="Spalte"><text:tab/>...<text:tab/>...</text:p>
      <text:p text:style-name="Spalte"><text:tab/>...<text:tab/>...</text:p>
      <text:p text:style-name="Spalte"><text:tab/>W9<text:tab/>nvarchar2(100)</text:p>
      <text:h text:style-name="Heading_20_2" text:outline-level="2"><text:soft-page-break/>Bewegungsdaten</text:h>
      <text:p text:style-name="Table">Data32</text:p>
      <text:p text:style-name="TabTxt">Die Bewegungsdaten. Diese Tabelle kann ziemlich groß werden.</text:p>
      <text:p text:style-name="Spalte"><text:tab/>DdId<text:tab/>number(4)<text:tab/>NN<text:tab/>→ DataDef.Id</text:p>
      <text:p text:style-name="Spalte"><text:tab/>Folge<text:tab/>number(9)<text:tab/>NN<text:tab/>Ausgabereihenfolge</text:p>
      <text:p text:style-name="Spalte"><text:tab/>W00<text:tab/>nvarchar2(100)</text:p>
      <text:p text:style-name="Spalte"><text:tab/>...<text:tab/>...</text:p>
      <text:p text:style-name="Spalte"><text:tab/>...<text:tab/>...</text:p>
      <text:p text:style-name="Spalte"><text:tab/>W31<text:tab/>nvarchar2(100)</text:p>
      <text:p text:style-name="Spalte"><text:tab/></text:p>
      <text:h text:style-name="Heading_20_1" text:outline-level="1">Verarbeitung</text:h>
      <text:h text:style-name="Heading_20_1" text:outline-level="1">Stammdaten</text:h>
      <text:h text:style-name="Heading_20_2" text:outline-level="2">Einzelne Stammdaten allgemein</text:h>
      <text:h text:style-name="Heading_20_3" text:outline-level="3">Id 5 - Products</text:h>
      <text:p text:style-name="Text_20_body">Enthält als hierarchischen Baum die Artikel, eingeordnet in den Mis-Produktgruppen. Die Daten dafür werden aus der Zt „USARTGKNZ“ genommen.</text:p>
      <text:p text:style-name="Erklaer">Technisch geschieht dies im Package „Cubus“ in der Methode „BaueProducts“. Wir laufen an der UsArtGknz entlang und füllen die Artikel auf jeder Ebene auf. Dazu wird allerdings der Artikelkey genutzt, nicht die einzelnen Links in der relAc. Die Keys werden vorher durch RegelArtikel im selben Package aufbereitet.</text:p>
      <table:table table:name="Tabelle1" table:style-name="Tabelle1">
        <table:table-column table:style-name="Tabelle1.A"/>
        <table:table-column table:style-name="Tabelle1.B"/>
        <table:table-row>
          <table:table-cell table:style-name="Tabelle1.A1" office:value-type="string">
            <text:p text:style-name="P3">Feld</text:p>
          </table:table-cell>
          <table:table-cell table:style-name="Tabelle1.B1" office:value-type="string">
            <text:p text:style-name="P3">Bedeutung</text:p>
          </table:table-cell>
        </table:table-row>
        <table:table-row>
          <table:table-cell table:style-name="Tabelle1.A2" office:value-type="string">
            <text:p text:style-name="Table_20_Contents">W0</text:p>
          </table:table-cell>
          <table:table-cell table:style-name="Tabelle1.B2" office:value-type="string">
            <text:p text:style-name="Table_20_Contents">Knoten, an den der Eintrag gehängt wird</text:p>
          </table:table-cell>
        </table:table-row>
        <table:table-row>
          <table:table-cell table:style-name="Tabelle1.A2" office:value-type="string">
            <text:p text:style-name="Table_20_Contents">W1</text:p>
          </table:table-cell>
          <table:table-cell table:style-name="Tabelle1.B2" office:value-type="string">
            <text:p text:style-name="Table_20_Contents">Unique Key des Knoten</text:p>
          </table:table-cell>
        </table:table-row>
        <table:table-row>
          <table:table-cell table:style-name="Tabelle1.A2" office:value-type="string">
            <text:p text:style-name="Table_20_Contents">W2</text:p>
          </table:table-cell>
          <table:table-cell table:style-name="Tabelle1.B2" office:value-type="string">
            <text:p text:style-name="Table_20_Contents">Immer 1</text:p>
          </table:table-cell>
        </table:table-row>
        <table:table-row>
          <table:table-cell table:style-name="Tabelle1.A2" office:value-type="string">
            <text:p text:style-name="Table_20_Contents">W3</text:p>
          </table:table-cell>
          <table:table-cell table:style-name="Tabelle1.B2" office:value-type="string">
            <text:p text:style-name="Table_20_Contents">Kurztext</text:p>
          </table:table-cell>
        </table:table-row>
        <table:table-row>
          <table:table-cell table:style-name="Tabelle1.A2" office:value-type="string">
            <text:p text:style-name="Table_20_Contents">W4</text:p>
          </table:table-cell>
          <table:table-cell table:style-name="Tabelle1.B2" office:value-type="string">
            <text:p text:style-name="Table_20_Contents">Standardeinheit</text:p>
          </table:table-cell>
        </table:table-row>
        <table:table-row>
          <table:table-cell table:style-name="Tabelle1.A2" office:value-type="string">
            <text:p text:style-name="Table_20_Contents">W5</text:p>
          </table:table-cell>
          <table:table-cell table:style-name="Tabelle1.B2" office:value-type="string">
            <text:p text:style-name="Table_20_Contents">Ermittelte Gruppe (nicht relevant)</text:p>
          </table:table-cell>
        </table:table-row>
      </table:table>
      <text:h text:style-name="Heading_20_3" text:outline-level="3">Id 7 - Regions</text:h>
      <text:p text:style-name="Text_20_body">Ebenfalls hierarchisch aufgebaut. Eine Characterisierung des Ortes, wobei verschiedene Auflösungen verwendet werden; es gibt eine Unterscheidung in Erdteilen, Eu- und Nicht-Euländern und innerhalb Deutschlands eine zweistufige Plz-Unterteilung.</text:p>
      <text:p text:style-name="Erklaer">Das Befüllen der Regions geschieht durch Lesen der Tabelle Landtab. Hier sind alle Daten enthalten und hier müßten auch die Änderungen gemacht werden, falls sich etwas auf der Welt ändert (Hallo Brexit).</text:p>
      <table:table table:name="Tabelle2" table:style-name="Tabelle2">
        <table:table-column table:style-name="Tabelle2.A"/>
        <table:table-column table:style-name="Tabelle2.B"/>
        <table:table-row>
          <table:table-cell table:style-name="Tabelle2.A1" office:value-type="string">
            <text:p text:style-name="P3">Feld</text:p>
          </table:table-cell>
          <table:table-cell table:style-name="Tabelle2.B1" office:value-type="string">
            <text:p text:style-name="P3">Bedeutung</text:p>
          </table:table-cell>
        </table:table-row>
        <table:table-row>
          <table:table-cell table:style-name="Tabelle2.A2" office:value-type="string">
            <text:p text:style-name="Table_20_Contents">W0</text:p>
          </table:table-cell>
          <table:table-cell table:style-name="Tabelle2.B2" office:value-type="string">
            <text:p text:style-name="Table_20_Contents">Knoten, an den der Eintrag gehängt wird</text:p>
          </table:table-cell>
        </table:table-row>
        <table:table-row>
          <table:table-cell table:style-name="Tabelle2.A2" office:value-type="string">
            <text:p text:style-name="Table_20_Contents">W1</text:p>
          </table:table-cell>
          <table:table-cell table:style-name="Tabelle2.B2" office:value-type="string">
            <text:p text:style-name="Table_20_Contents">Unique Key des Knoten, bei Ländern der ISO2-Code des Landes</text:p>
          </table:table-cell>
        </table:table-row>
        <table:table-row>
          <table:table-cell table:style-name="Tabelle2.A2" office:value-type="string">
            <text:p text:style-name="Table_20_Contents">W2</text:p>
          </table:table-cell>
          <table:table-cell table:style-name="Tabelle2.B2" office:value-type="string">
            <text:p text:style-name="Table_20_Contents">Immer 1</text:p>
          </table:table-cell>
        </table:table-row>
        <table:table-row>
          <table:table-cell table:style-name="Tabelle2.A2" office:value-type="string">
            <text:p text:style-name="Table_20_Contents">W3</text:p>
          </table:table-cell>
          <table:table-cell table:style-name="Tabelle2.B2" office:value-type="string">
            <text:p text:style-name="Table_20_Contents">Kurztext</text:p>
          </table:table-cell>
        </table:table-row>
      </table:table>
      <text:h text:style-name="Heading_20_3" text:outline-level="3">Id 13 - Suffixes</text:h>
      <text:p text:style-name="Text_20_body">Eine Differenzierung bezüglich des Produktionsstandortses in DU,HU,X.</text:p>
      <text:p text:style-name="Erklaer">Die Daten liegen einfach in der Tabelle drin und können nicht „generiert“ werden.</text:p>
      <table:table table:name="Tabelle3" table:style-name="Tabelle3">
        <table:table-column table:style-name="Tabelle3.A"/>
        <table:table-column table:style-name="Tabelle3.B"/>
        <table:table-row>
          <table:table-cell table:style-name="Tabelle3.A1" office:value-type="string">
            <text:p text:style-name="P3">Feld</text:p>
          </table:table-cell>
          <table:table-cell table:style-name="Tabelle3.B1" office:value-type="string">
            <text:p text:style-name="P3">Bedeutung</text:p>
          </table:table-cell>
        </table:table-row>
        <table:table-row>
          <table:table-cell table:style-name="Tabelle3.A2" office:value-type="string">
            <text:p text:style-name="Table_20_Contents">W0</text:p>
          </table:table-cell>
          <table:table-cell table:style-name="Tabelle3.B2" office:value-type="string">
            <text:p text:style-name="Table_20_Contents">Knoten, an den der Eintrag gehängt wird</text:p>
          </table:table-cell>
        </table:table-row>
        <table:table-row>
          <table:table-cell table:style-name="Tabelle3.A2" office:value-type="string">
            <text:p text:style-name="Table_20_Contents">W1</text:p>
          </table:table-cell>
          <table:table-cell table:style-name="Tabelle3.B2" office:value-type="string">
            <text:p text:style-name="Table_20_Contents">Unique Key des Knoten, das Suffix</text:p>
          </table:table-cell>
        </table:table-row>
        <table:table-row>
          <table:table-cell table:style-name="Tabelle3.A2" office:value-type="string">
            <text:p text:style-name="Table_20_Contents">W2</text:p>
          </table:table-cell>
          <table:table-cell table:style-name="Tabelle3.B2" office:value-type="string">
            <text:p text:style-name="Table_20_Contents">Immer 1</text:p>
          </table:table-cell>
        </table:table-row>
        <table:table-row>
          <table:table-cell table:style-name="Tabelle3.A2" office:value-type="string">
            <text:p text:style-name="Table_20_Contents">W3</text:p>
          </table:table-cell>
          <table:table-cell table:style-name="Tabelle3.B2" office:value-type="string">
            <text:p text:style-name="Table_20_Contents">Kurztext</text:p>
          </table:table-cell>
        </table:table-row>
      </table:table>
      <text:h text:style-name="Heading_20_3" text:outline-level="3"><text:soft-page-break/>Id 14 - Kalender</text:h>
      <text:p text:style-name="Text_20_body">Komplexes Kalendermodell; wird eigentlich nicht mehr gebraucht.</text:p>
      <text:p text:style-name="Erklaer">Die Genese erfolgt durch Kubus.BaueKalender und es muß eine vierstellige Zahl als Jahr angegeben werden, welches als Höchstes generiert wird.</text:p>
      <table:table table:name="Tabelle4" table:style-name="Tabelle4">
        <table:table-column table:style-name="Tabelle4.A"/>
        <table:table-column table:style-name="Tabelle4.B"/>
        <table:table-row>
          <table:table-cell table:style-name="Tabelle4.A1" office:value-type="string">
            <text:p text:style-name="P3">Feld</text:p>
          </table:table-cell>
          <table:table-cell table:style-name="Tabelle4.B1" office:value-type="string">
            <text:p text:style-name="P3">Bedeutung</text:p>
          </table:table-cell>
        </table:table-row>
        <table:table-row>
          <table:table-cell table:style-name="Tabelle4.A2" office:value-type="string">
            <text:p text:style-name="Table_20_Contents">W0</text:p>
          </table:table-cell>
          <table:table-cell table:style-name="Tabelle4.B2" office:value-type="string">
            <text:p text:style-name="Table_20_Contents">Knoten, an den der Eintrag gehängt wird</text:p>
          </table:table-cell>
        </table:table-row>
        <table:table-row>
          <table:table-cell table:style-name="Tabelle4.A2" office:value-type="string">
            <text:p text:style-name="Table_20_Contents">W1</text:p>
          </table:table-cell>
          <table:table-cell table:style-name="Tabelle4.B2" office:value-type="string">
            <text:p text:style-name="Table_20_Contents">Unique Key des Knoten, das Suffix</text:p>
          </table:table-cell>
        </table:table-row>
        <table:table-row>
          <table:table-cell table:style-name="Tabelle4.A2" office:value-type="string">
            <text:p text:style-name="Table_20_Contents">W2</text:p>
          </table:table-cell>
          <table:table-cell table:style-name="Tabelle4.B2" office:value-type="string">
            <text:p text:style-name="Table_20_Contents">Immer 1</text:p>
          </table:table-cell>
        </table:table-row>
        <table:table-row>
          <table:table-cell table:style-name="Tabelle4.A2" office:value-type="string">
            <text:p text:style-name="Table_20_Contents">W3</text:p>
          </table:table-cell>
          <table:table-cell table:style-name="Tabelle4.B2" office:value-type="string">
            <text:p text:style-name="Table_20_Contents">Wie W1</text:p>
          </table:table-cell>
        </table:table-row>
      </table:table>
      <text:h text:style-name="Heading_20_3" text:outline-level="3">Id 17 - Kalender neu</text:h>
      <text:p text:style-name="Text_20_body">Einfaches Kalendermodell; zusätzlich zu den normalen Tagen gibt es noch Monate und Quartale in der Hierarchie. Der Kalender bildet nur die Tage eines beliebigen Jahres ab.</text:p>
      <text:p text:style-name="Erklaer">Einfache Genese durch Kubus.KalenderNeu.</text:p>
      <text:h text:style-name="Heading_20_3" text:outline-level="3">Id 12 - Measurements</text:h>
      <text:p text:style-name="Text_20_body">Liste aller möglichen Measurements für alle Kuben. Diese Liste muß gesendet werden, wenn wir weitere Measure einführen oder existierende ändern.</text:p>
      <text:p text:style-name="Erklaer">Die Daten in dieser Tabelle werden vollkommen von Hand gepflegt.</text:p>
      <table:table table:name="Tabelle5" table:style-name="Tabelle5">
        <table:table-column table:style-name="Tabelle5.A"/>
        <table:table-column table:style-name="Tabelle5.B"/>
        <table:table-row>
          <table:table-cell table:style-name="Tabelle5.A1" office:value-type="string">
            <text:p text:style-name="P3">Feld</text:p>
          </table:table-cell>
          <table:table-cell table:style-name="Tabelle5.B1" office:value-type="string">
            <text:p text:style-name="P3">Bedeutung</text:p>
          </table:table-cell>
        </table:table-row>
        <table:table-row>
          <table:table-cell table:style-name="Tabelle5.A2" office:value-type="string">
            <text:p text:style-name="Table_20_Contents">W0</text:p>
          </table:table-cell>
          <table:table-cell table:style-name="Tabelle5.B2" office:value-type="string">
            <text:p text:style-name="Table_20_Contents">Knoten, an den der Eintrag gehängt wird</text:p>
          </table:table-cell>
        </table:table-row>
        <table:table-row>
          <table:table-cell table:style-name="Tabelle5.A2" office:value-type="string">
            <text:p text:style-name="Table_20_Contents">W1</text:p>
          </table:table-cell>
          <table:table-cell table:style-name="Tabelle5.B2" office:value-type="string">
            <text:p text:style-name="Table_20_Contents">Unique Key des Knoten; der Name des Measurements im Idl</text:p>
          </table:table-cell>
        </table:table-row>
        <table:table-row>
          <table:table-cell table:style-name="Tabelle5.A2" office:value-type="string">
            <text:p text:style-name="Table_20_Contents">W2</text:p>
          </table:table-cell>
          <table:table-cell table:style-name="Tabelle5.B2" office:value-type="string">
            <text:p text:style-name="Table_20_Contents">Immer 1</text:p>
          </table:table-cell>
        </table:table-row>
        <table:table-row>
          <table:table-cell table:style-name="Tabelle5.A2" office:value-type="string">
            <text:p text:style-name="Table_20_Contents">W3</text:p>
          </table:table-cell>
          <table:table-cell table:style-name="Tabelle5.B2" office:value-type="string">
            <text:p text:style-name="Table_20_Contents">Beschreibung auf Englisch</text:p>
          </table:table-cell>
        </table:table-row>
        <table:table-row>
          <table:table-cell table:style-name="Tabelle5.A2" office:value-type="string">
            <text:p text:style-name="Table_20_Contents">W4</text:p>
          </table:table-cell>
          <table:table-cell table:style-name="Tabelle5.B2" office:value-type="string">
            <text:p text:style-name="Table_20_Contents">Beschreibung auf Deutsch</text:p>
          </table:table-cell>
        </table:table-row>
        <table:table-row>
          <table:table-cell table:style-name="Tabelle5.A2" office:value-type="string">
            <text:p text:style-name="Table_20_Contents">W5</text:p>
          </table:table-cell>
          <table:table-cell table:style-name="Tabelle5.B2" office:value-type="string">
            <text:p text:style-name="Table_20_Contents">Erklärung, wie es gerechnet wird.</text:p>
          </table:table-cell>
        </table:table-row>
      </table:table>
      <text:h text:style-name="Heading_20_2" text:outline-level="2">Einzelne Stammdaten Vertrieb</text:h>
      <text:h text:style-name="Heading_20_3" text:outline-level="3">Id 1 - Customer</text:h>
      <text:p text:style-name="Text_20_body">Die Kunden, manchmal noch einsortiert in Obergruppen.</text:p>
      <text:p text:style-name="Erklaer">Die Obergruppen kommen aus der Zuordnungstabelle FirmaV6 und sind als View „KdOber“ im Idl-Schema sichtbar. Die Kunden werden dann unter Verwendung von „Verwendung6“ angelinkt, wobei „Og00“ direkt unter Total geht.</text:p>
      <table:table table:name="Tabelle6" table:style-name="Tabelle6">
        <table:table-column table:style-name="Tabelle6.A"/>
        <table:table-column table:style-name="Tabelle6.B"/>
        <table:table-row>
          <table:table-cell table:style-name="Tabelle6.A1" office:value-type="string">
            <text:p text:style-name="P3">Feld</text:p>
          </table:table-cell>
          <table:table-cell table:style-name="Tabelle6.B1" office:value-type="string">
            <text:p text:style-name="P3">Bedeutung</text:p>
          </table:table-cell>
        </table:table-row>
        <table:table-row>
          <table:table-cell table:style-name="Tabelle6.A2" office:value-type="string">
            <text:p text:style-name="Table_20_Contents">W0</text:p>
          </table:table-cell>
          <table:table-cell table:style-name="Tabelle6.B2" office:value-type="string">
            <text:p text:style-name="Table_20_Contents">Knoten, an den der Eintrag gehängt wird</text:p>
          </table:table-cell>
        </table:table-row>
        <table:table-row>
          <table:table-cell table:style-name="Tabelle6.A2" office:value-type="string">
            <text:p text:style-name="Table_20_Contents">W1</text:p>
          </table:table-cell>
          <table:table-cell table:style-name="Tabelle6.B2" office:value-type="string">
            <text:p text:style-name="Table_20_Contents">Unique Key des Knoten, meistens Kundennummer</text:p>
          </table:table-cell>
        </table:table-row>
        <table:table-row>
          <table:table-cell table:style-name="Tabelle6.A2" office:value-type="string">
            <text:p text:style-name="Table_20_Contents">W2</text:p>
          </table:table-cell>
          <table:table-cell table:style-name="Tabelle6.B2" office:value-type="string">
            <text:p text:style-name="Table_20_Contents">Immer 1</text:p>
          </table:table-cell>
        </table:table-row>
        <table:table-row>
          <table:table-cell table:style-name="Tabelle6.A2" office:value-type="string">
            <text:p text:style-name="Table_20_Contents">W3</text:p>
          </table:table-cell>
          <table:table-cell table:style-name="Tabelle6.B2" office:value-type="string">
            <text:p text:style-name="Table_20_Contents">Kurztext des Kunden</text:p>
          </table:table-cell>
        </table:table-row>
      </table:table>
      <text:h text:style-name="Heading_20_3" text:outline-level="3"><text:soft-page-break/>Id 2 - Distribution</text:h>
      <text:p text:style-name="Text_20_body">Praktisch nur eine Auflistung der Profitcenter.</text:p>
      <text:p text:style-name="Erklaer">Die Data10-Tabelle wird gefüllt via Methode CubusSales.BaueDistribution. Dies ist im Prinzip ein Auslesen der View „KundenPc“ (Schema Idl2), welche ein Join ist zwischen Firmen und ZT VERTRGRP. Es wird direkt das Kennzeichen VertRGrp1 benutzt. Die Tablle wird dann mit einem distinct gefüllt.</text:p>
      <table:table table:name="Tabelle7" table:style-name="Tabelle7">
        <table:table-column table:style-name="Tabelle7.A"/>
        <table:table-column table:style-name="Tabelle7.B"/>
        <table:table-row>
          <table:table-cell table:style-name="Tabelle7.A1" office:value-type="string">
            <text:p text:style-name="P3">Feld</text:p>
          </table:table-cell>
          <table:table-cell table:style-name="Tabelle7.B1" office:value-type="string">
            <text:p text:style-name="P3">Bedeutung</text:p>
          </table:table-cell>
        </table:table-row>
        <table:table-row>
          <table:table-cell table:style-name="Tabelle7.A2" office:value-type="string">
            <text:p text:style-name="Table_20_Contents">W0</text:p>
          </table:table-cell>
          <table:table-cell table:style-name="Tabelle7.B2" office:value-type="string">
            <text:p text:style-name="Table_20_Contents">Knoten, an den der Eintrag gehängt wird</text:p>
          </table:table-cell>
        </table:table-row>
        <table:table-row>
          <table:table-cell table:style-name="Tabelle7.A2" office:value-type="string">
            <text:p text:style-name="Table_20_Contents">W1</text:p>
          </table:table-cell>
          <table:table-cell table:style-name="Tabelle7.B2" office:value-type="string">
            <text:p text:style-name="Table_20_Contents">Unique Key des Knoten</text:p>
          </table:table-cell>
        </table:table-row>
        <table:table-row>
          <table:table-cell table:style-name="Tabelle7.A2" office:value-type="string">
            <text:p text:style-name="Table_20_Contents">W2</text:p>
          </table:table-cell>
          <table:table-cell table:style-name="Tabelle7.B2" office:value-type="string">
            <text:p text:style-name="Table_20_Contents">Immer 1</text:p>
          </table:table-cell>
        </table:table-row>
        <table:table-row>
          <table:table-cell table:style-name="Tabelle7.A2" office:value-type="string">
            <text:p text:style-name="Table_20_Contents">W3</text:p>
          </table:table-cell>
          <table:table-cell table:style-name="Tabelle7.B2" office:value-type="string">
            <text:p text:style-name="Table_20_Contents">Kurztext</text:p>
          </table:table-cell>
        </table:table-row>
      </table:table>
      <text:h text:style-name="Heading_20_3" text:outline-level="3">Id 3 - Marketsegs</text:h>
      <text:p text:style-name="Text_20_body">Zweistufige Hierarchie von Marktsegmenten.</text:p>
      <text:p text:style-name="Erklaer">Füllen über Cubus.BauaMarktSegs. Benutzt View MarktSegs, welche eine recursive Abfage auf ZT IDLMARKTSEG darstellt (Sprache = 'us')</text:p>
      <table:table table:name="Tabelle8" table:style-name="Tabelle8">
        <table:table-column table:style-name="Tabelle8.A"/>
        <table:table-column table:style-name="Tabelle8.B"/>
        <table:table-row>
          <table:table-cell table:style-name="Tabelle8.A1" office:value-type="string">
            <text:p text:style-name="P3">Feld</text:p>
          </table:table-cell>
          <table:table-cell table:style-name="Tabelle8.B1" office:value-type="string">
            <text:p text:style-name="P3">Bedeutung</text:p>
          </table:table-cell>
        </table:table-row>
        <table:table-row>
          <table:table-cell table:style-name="Tabelle8.A2" office:value-type="string">
            <text:p text:style-name="Table_20_Contents">W0</text:p>
          </table:table-cell>
          <table:table-cell table:style-name="Tabelle8.B2" office:value-type="string">
            <text:p text:style-name="Table_20_Contents">Knoten, an den der Eintrag gehängt wird</text:p>
          </table:table-cell>
        </table:table-row>
        <table:table-row>
          <table:table-cell table:style-name="Tabelle8.A2" office:value-type="string">
            <text:p text:style-name="Table_20_Contents">W1</text:p>
          </table:table-cell>
          <table:table-cell table:style-name="Tabelle8.B2" office:value-type="string">
            <text:p text:style-name="Table_20_Contents">Unique Key des Knoten</text:p>
          </table:table-cell>
        </table:table-row>
        <table:table-row>
          <table:table-cell table:style-name="Tabelle8.A2" office:value-type="string">
            <text:p text:style-name="Table_20_Contents">W2</text:p>
          </table:table-cell>
          <table:table-cell table:style-name="Tabelle8.B2" office:value-type="string">
            <text:p text:style-name="Table_20_Contents">Immer 1</text:p>
          </table:table-cell>
        </table:table-row>
        <table:table-row>
          <table:table-cell table:style-name="Tabelle8.A2" office:value-type="string">
            <text:p text:style-name="Table_20_Contents">W3</text:p>
          </table:table-cell>
          <table:table-cell table:style-name="Tabelle8.B2" office:value-type="string">
            <text:p text:style-name="Table_20_Contents">Kurztext</text:p>
          </table:table-cell>
        </table:table-row>
      </table:table>
      <text:h text:style-name="Heading_20_2" text:outline-level="2">Einzelne Stammdaten Einkauf</text:h>
      <text:h text:style-name="Heading_20_3" text:outline-level="3">Id 9 - Abc</text:h>
      <text:p text:style-name="Text_20_body">Stellt einfach die Kategorien A,B,C zur Verfügung. Unklar, ob wir das unbedingt brauchen.</text:p>
      <text:p text:style-name="Erklaer">Es gibt keine Genesemethode dafür sondern nur die Tabellendaten zählen.</text:p>
      <table:table table:name="Tabelle9" table:style-name="Tabelle9">
        <table:table-column table:style-name="Tabelle9.A"/>
        <table:table-column table:style-name="Tabelle9.B"/>
        <table:table-row>
          <table:table-cell table:style-name="Tabelle9.A1" office:value-type="string">
            <text:p text:style-name="P3">Feld</text:p>
          </table:table-cell>
          <table:table-cell table:style-name="Tabelle9.B1" office:value-type="string">
            <text:p text:style-name="P3">Bedeutung</text:p>
          </table:table-cell>
        </table:table-row>
        <table:table-row>
          <table:table-cell table:style-name="Tabelle9.A2" office:value-type="string">
            <text:p text:style-name="Table_20_Contents">W0</text:p>
          </table:table-cell>
          <table:table-cell table:style-name="Tabelle9.B2" office:value-type="string">
            <text:p text:style-name="Table_20_Contents">Knoten, an den der Eintrag gehängt wird</text:p>
          </table:table-cell>
        </table:table-row>
        <table:table-row>
          <table:table-cell table:style-name="Tabelle9.A2" office:value-type="string">
            <text:p text:style-name="Table_20_Contents">W1</text:p>
          </table:table-cell>
          <table:table-cell table:style-name="Tabelle9.B2" office:value-type="string">
            <text:p text:style-name="Table_20_Contents">Unique Key des Knoten</text:p>
          </table:table-cell>
        </table:table-row>
        <table:table-row>
          <table:table-cell table:style-name="Tabelle9.A2" office:value-type="string">
            <text:p text:style-name="Table_20_Contents">W2</text:p>
          </table:table-cell>
          <table:table-cell table:style-name="Tabelle9.B2" office:value-type="string">
            <text:p text:style-name="Table_20_Contents">Immer 1</text:p>
          </table:table-cell>
        </table:table-row>
        <table:table-row>
          <table:table-cell table:style-name="Tabelle9.A2" office:value-type="string">
            <text:p text:style-name="Table_20_Contents">W3</text:p>
          </table:table-cell>
          <table:table-cell table:style-name="Tabelle9.B2" office:value-type="string">
            <text:p text:style-name="Table_20_Contents">Kurztext</text:p>
          </table:table-cell>
        </table:table-row>
      </table:table>
      <text:h text:style-name="Heading_20_3" text:outline-level="3">Id 10 - Bestandskonten</text:h>
      <text:p text:style-name="Text_20_body">Eine Liste von Bestandskonten. Flache Hierarchie.</text:p>
      <text:p text:style-name="Erklaer">Es gibt keine Genesemethode dafür sondern nur die Tabellendaten zählen. Allerdings gibt es eine - nicht im Package Kopf veröffentlichte - methode BaueBestKonten, die noch überprüft werden muß. Diese geht über die Zuordnungstabelle BUCHKTO.</text:p>
      <table:table table:name="Tabelle10" table:style-name="Tabelle10">
        <table:table-column table:style-name="Tabelle10.A"/>
        <table:table-column table:style-name="Tabelle10.B"/>
        <table:table-row>
          <table:table-cell table:style-name="Tabelle10.A1" office:value-type="string">
            <text:p text:style-name="P3">Feld</text:p>
          </table:table-cell>
          <table:table-cell table:style-name="Tabelle10.B1" office:value-type="string">
            <text:p text:style-name="P3">Bedeutung</text:p>
          </table:table-cell>
        </table:table-row>
        <table:table-row>
          <table:table-cell table:style-name="Tabelle10.A2" office:value-type="string">
            <text:p text:style-name="Table_20_Contents">W0</text:p>
          </table:table-cell>
          <table:table-cell table:style-name="Tabelle10.B2" office:value-type="string">
            <text:p text:style-name="Table_20_Contents">Knoten, an den der Eintrag gehängt wird</text:p>
          </table:table-cell>
        </table:table-row>
        <table:table-row>
          <table:table-cell table:style-name="Tabelle10.A2" office:value-type="string">
            <text:p text:style-name="Table_20_Contents">W1</text:p>
          </table:table-cell>
          <table:table-cell table:style-name="Tabelle10.B2" office:value-type="string">
            <text:p text:style-name="Table_20_Contents">Unique Key des Knoten</text:p>
          </table:table-cell>
        </table:table-row>
        <text:soft-page-break/>
        <table:table-row>
          <table:table-cell table:style-name="Tabelle10.A2" office:value-type="string">
            <text:p text:style-name="Table_20_Contents">W2</text:p>
          </table:table-cell>
          <table:table-cell table:style-name="Tabelle10.B2" office:value-type="string">
            <text:p text:style-name="Table_20_Contents">Immer 1</text:p>
          </table:table-cell>
        </table:table-row>
        <table:table-row>
          <table:table-cell table:style-name="Tabelle10.A2" office:value-type="string">
            <text:p text:style-name="Table_20_Contents">W3</text:p>
          </table:table-cell>
          <table:table-cell table:style-name="Tabelle10.B2" office:value-type="string">
            <text:p text:style-name="Table_20_Contents">Kurztext (auf Deutsch)</text:p>
          </table:table-cell>
        </table:table-row>
      </table:table>
      <text:h text:style-name="Heading_20_3" text:outline-level="3">Id 11 - Einheiten</text:h>
      <text:p text:style-name="Text_20_body">Sobald wir über Bestände sprechen, brauchen wir Einheiten. Hier sind sie.</text:p>
      <text:p text:style-name="Erklaer">Eine Wiedergabe der Zuordnungstabelle „MEBASIS“.</text:p>
      <table:table table:name="Tabelle11" table:style-name="Tabelle11">
        <table:table-column table:style-name="Tabelle11.A"/>
        <table:table-column table:style-name="Tabelle11.B"/>
        <table:table-row>
          <table:table-cell table:style-name="Tabelle11.A1" office:value-type="string">
            <text:p text:style-name="P3">Feld</text:p>
          </table:table-cell>
          <table:table-cell table:style-name="Tabelle11.B1" office:value-type="string">
            <text:p text:style-name="P3">Bedeutung</text:p>
          </table:table-cell>
        </table:table-row>
        <table:table-row>
          <table:table-cell table:style-name="Tabelle11.A2" office:value-type="string">
            <text:p text:style-name="Table_20_Contents">W0</text:p>
          </table:table-cell>
          <table:table-cell table:style-name="Tabelle11.B2" office:value-type="string">
            <text:p text:style-name="Table_20_Contents">Knoten, an den der Eintrag gehängt wird</text:p>
          </table:table-cell>
        </table:table-row>
        <table:table-row>
          <table:table-cell table:style-name="Tabelle11.A2" office:value-type="string">
            <text:p text:style-name="Table_20_Contents">W1</text:p>
          </table:table-cell>
          <table:table-cell table:style-name="Tabelle11.B2" office:value-type="string">
            <text:p text:style-name="Table_20_Contents">Unique Key des Knoten, dias Kürzel der Einheit</text:p>
          </table:table-cell>
        </table:table-row>
        <table:table-row>
          <table:table-cell table:style-name="Tabelle11.A2" office:value-type="string">
            <text:p text:style-name="Table_20_Contents">W2</text:p>
          </table:table-cell>
          <table:table-cell table:style-name="Tabelle11.B2" office:value-type="string">
            <text:p text:style-name="Table_20_Contents">Immer 1</text:p>
          </table:table-cell>
        </table:table-row>
        <table:table-row>
          <table:table-cell table:style-name="Tabelle11.A2" office:value-type="string">
            <text:p text:style-name="Table_20_Contents">W3</text:p>
          </table:table-cell>
          <table:table-cell table:style-name="Tabelle11.B2" office:value-type="string">
            <text:p text:style-name="Table_20_Contents">Name auf Englisch</text:p>
          </table:table-cell>
        </table:table-row>
        <table:table-row>
          <table:table-cell table:style-name="Tabelle11.A2" office:value-type="string">
            <text:p text:style-name="Table_20_Contents">W4</text:p>
          </table:table-cell>
          <table:table-cell table:style-name="Tabelle11.B2" office:value-type="string">
            <text:p text:style-name="Table_20_Contents">Name auf Deutsch</text:p>
          </table:table-cell>
        </table:table-row>
      </table:table>
      <text:h text:style-name="Heading_20_3" text:outline-level="3">Id 16 - PurchaseGroups</text:h>
      <text:p text:style-name="Text_20_body">Flache Hierarchie von Einkaufskategorisierungen der Lieferanten.</text:p>
      <text:p text:style-name="Erklaer">Wird durch Kubus.BauePurchGroups aus der Zuordnungstabelle „FIRMAV7“ generiert.</text:p>
      <text:p text:style-name="Text_20_body"/>
      <table:table table:name="Tabelle12" table:style-name="Tabelle12">
        <table:table-column table:style-name="Tabelle12.A"/>
        <table:table-column table:style-name="Tabelle12.B"/>
        <table:table-row>
          <table:table-cell table:style-name="Tabelle12.A1" office:value-type="string">
            <text:p text:style-name="P3">Feld</text:p>
          </table:table-cell>
          <table:table-cell table:style-name="Tabelle12.B1" office:value-type="string">
            <text:p text:style-name="P3">Bedeutung</text:p>
          </table:table-cell>
        </table:table-row>
        <table:table-row>
          <table:table-cell table:style-name="Tabelle12.A2" office:value-type="string">
            <text:p text:style-name="Table_20_Contents">W0</text:p>
          </table:table-cell>
          <table:table-cell table:style-name="Tabelle12.B2" office:value-type="string">
            <text:p text:style-name="Table_20_Contents">Knoten, an den der Eintrag gehängt wird</text:p>
          </table:table-cell>
        </table:table-row>
        <table:table-row>
          <table:table-cell table:style-name="Tabelle12.A2" office:value-type="string">
            <text:p text:style-name="Table_20_Contents">W1</text:p>
          </table:table-cell>
          <table:table-cell table:style-name="Tabelle12.B2" office:value-type="string">
            <text:p text:style-name="Table_20_Contents">Unique Key des Knoten; sehr langer Name</text:p>
          </table:table-cell>
        </table:table-row>
        <table:table-row>
          <table:table-cell table:style-name="Tabelle12.A2" office:value-type="string">
            <text:p text:style-name="Table_20_Contents">W2</text:p>
          </table:table-cell>
          <table:table-cell table:style-name="Tabelle12.B2" office:value-type="string">
            <text:p text:style-name="Table_20_Contents">Immer 1export LANG=de_DE.UTF8</text:p>
            <text:p text:style-name="Table_20_Contents">#export NLS_LANG=AMERICAN_AMERICA.UTF8</text:p>
            <text:p text:style-name="Table_20_Contents">export NLS_LANG=AMERICAN_AMERICA.WE8ISO8859P1</text:p>
            <text:p text:style-name="Table_20_Contents">export PRG=/home/willms/Idl2/c++/i2</text:p>
          </table:table-cell>
        </table:table-row>
        <table:table-row>
          <table:table-cell table:style-name="Tabelle12.A2" office:value-type="string">
            <text:p text:style-name="Table_20_Contents">W3</text:p>
          </table:table-cell>
          <table:table-cell table:style-name="Tabelle12.B2" office:value-type="string">
            <text:p text:style-name="Table_20_Contents">Wie W1</text:p>
          </table:table-cell>
        </table:table-row>
      </table:table>
      <text:p text:style-name="Standard"/>
      <text:h text:style-name="Heading_20_1" text:outline-level="1">Vertrieb</text:h>
      <text:h text:style-name="Heading_20_2" text:outline-level="2">Ausgaberecord für Vertrieb - vollständig</text:h>
      <table:table table:name="Tabelle14" table:style-name="Tabelle14">
        <table:table-column table:style-name="Tabelle14.A"/>
        <table:table-column table:style-name="Tabelle14.B"/>
        <table:table-column table:style-name="Tabelle14.C"/>
        <table:table-row>
          <table:table-cell table:style-name="Tabelle14.A1" office:value-type="string">
            <text:p text:style-name="P3">Feld</text:p>
          </table:table-cell>
          <table:table-cell table:style-name="Tabelle14.A1" office:value-type="string">
            <text:p text:style-name="P3">Überschrift</text:p>
          </table:table-cell>
          <table:table-cell table:style-name="Tabelle14.C1" office:value-type="string">
            <text:p text:style-name="P3">Bedeutung</text:p>
          </table:table-cell>
        </table:table-row>
        <table:table-row>
          <table:table-cell table:style-name="Tabelle14.A2" office:value-type="string">
            <text:p text:style-name="Table_20_Contents">DdId</text:p>
          </table:table-cell>
          <table:table-cell table:style-name="Tabelle14.A2" office:value-type="string">
            <text:p text:style-name="Table_20_Contents"/>
          </table:table-cell>
          <table:table-cell table:style-name="Tabelle14.C2" office:value-type="string">
            <text:p text:style-name="Table_20_Contents">6</text:p>
          </table:table-cell>
        </table:table-row>
        <table:table-row>
          <table:table-cell table:style-name="Tabelle14.A2" office:value-type="string">
            <text:p text:style-name="Table_20_Contents">Folge</text:p>
          </table:table-cell>
          <table:table-cell table:style-name="Tabelle14.A2" office:value-type="string">
            <text:p text:style-name="Table_20_Contents">RecordID</text:p>
          </table:table-cell>
          <table:table-cell table:style-name="Tabelle14.C2" office:value-type="string">
            <text:p text:style-name="Table_20_Contents">Passend zum Measurement</text:p>
          </table:table-cell>
        </table:table-row>
        <table:table-row>
          <table:table-cell table:style-name="Tabelle14.A2" office:value-type="string">
            <text:p text:style-name="Table_20_Contents">W00</text:p>
          </table:table-cell>
          <table:table-cell table:style-name="Tabelle14.A2" office:value-type="string">
            <text:p text:style-name="Table_20_Contents">Companies</text:p>
          </table:table-cell>
          <table:table-cell table:style-name="Tabelle14.C2" office:value-type="string">
            <text:p text:style-name="Table_20_Contents">„SSD“</text:p>
          </table:table-cell>
        </table:table-row>
        <table:table-row>
          <table:table-cell table:style-name="Tabelle14.A2" office:value-type="string">
            <text:p text:style-name="Table_20_Contents">W01</text:p>
          </table:table-cell>
          <table:table-cell table:style-name="Tabelle14.A2" office:value-type="string">
            <text:p text:style-name="Table_20_Contents">Currency</text:p>
          </table:table-cell>
          <table:table-cell table:style-name="Tabelle14.C2" office:value-type="string">
            <text:p text:style-name="Table_20_Contents">„EUR“</text:p>
          </table:table-cell>
        </table:table-row>
        <table:table-row>
          <table:table-cell table:style-name="Tabelle14.A2" office:value-type="string">
            <text:p text:style-name="Table_20_Contents">W02</text:p>
          </table:table-cell>
          <table:table-cell table:style-name="Tabelle14.A2" office:value-type="string">
            <text:p text:style-name="Table_20_Contents">Scenario</text:p>
          </table:table-cell>
          <table:table-cell table:style-name="Tabelle14.C2" office:value-type="string">
            <text:p text:style-name="Table_20_Contents">„I“</text:p>
          </table:table-cell>
        </table:table-row>
        <table:table-row>
          <table:table-cell table:style-name="Tabelle14.A2" office:value-type="string">
            <text:p text:style-name="Table_20_Contents">W03</text:p>
          </table:table-cell>
          <table:table-cell table:style-name="Tabelle14.A2" office:value-type="string">
            <text:p text:style-name="Table_20_Contents">Measures</text:p>
          </table:table-cell>
          <table:table-cell table:style-name="Tabelle14.C2" office:value-type="string">
            <text:p text:style-name="Table_20_Contents">Measurekennung</text:p>
          </table:table-cell>
        </table:table-row>
        <table:table-row>
          <table:table-cell table:style-name="Tabelle14.A2" office:value-type="string">
            <text:p text:style-name="Table_20_Contents">W04</text:p>
          </table:table-cell>
          <table:table-cell table:style-name="Tabelle14.A2" office:value-type="string">
            <text:p text:style-name="Table_20_Contents">Years</text:p>
          </table:table-cell>
          <table:table-cell table:style-name="Tabelle14.C2" office:value-type="string">
            <text:p text:style-name="Table_20_Contents">vierstellige Jahreszahl</text:p>
          </table:table-cell>
        </table:table-row>
        <table:table-row>
          <table:table-cell table:style-name="Tabelle14.A2" office:value-type="string">
            <text:p text:style-name="Table_20_Contents">W05</text:p>
          </table:table-cell>
          <table:table-cell table:style-name="Tabelle14.A2" office:value-type="string">
            <text:p text:style-name="Table_20_Contents">Weeks</text:p>
          </table:table-cell>
          <table:table-cell table:style-name="Tabelle14.C2" office:value-type="string">
            <text:p text:style-name="Table_20_Contents">Kalenderwoche, zweistellig. Nicht ISO-Woche</text:p>
          </table:table-cell>
        </table:table-row>
        <table:table-row>
          <table:table-cell table:style-name="Tabelle14.A2" office:value-type="string">
            <text:p text:style-name="Table_20_Contents">W06</text:p>
          </table:table-cell>
          <table:table-cell table:style-name="Tabelle14.A2" office:value-type="string">
            <text:p text:style-name="Table_20_Contents">Days</text:p>
          </table:table-cell>
          <table:table-cell table:style-name="Tabelle14.C2" office:value-type="string">
            <text:p text:style-name="Table_20_Contents">Tag in der Form MMDD</text:p>
          </table:table-cell>
        </table:table-row>
        <table:table-row>
          <table:table-cell table:style-name="Tabelle14.A2" office:value-type="string">
            <text:p text:style-name="Table_20_Contents">W07</text:p>
          </table:table-cell>
          <table:table-cell table:style-name="Tabelle14.A2" office:value-type="string">
            <text:p text:style-name="Table_20_Contents">Distribution</text:p>
          </table:table-cell>
          <table:table-cell table:style-name="Tabelle14.C2" office:value-type="string">
            <text:p text:style-name="Table_20_Contents">Profitcenter ?</text:p>
          </table:table-cell>
        </table:table-row>
        <table:table-row>
          <table:table-cell table:style-name="Tabelle14.A2" office:value-type="string">
            <text:p text:style-name="Table_20_Contents">W08</text:p>
          </table:table-cell>
          <table:table-cell table:style-name="Tabelle14.A2" office:value-type="string">
            <text:p text:style-name="Table_20_Contents">Market_Segment</text:p>
          </table:table-cell>
          <table:table-cell table:style-name="Tabelle14.C2" office:value-type="string">
            <text:p text:style-name="Table_20_Contents">„_ns“</text:p>
          </table:table-cell>
        </table:table-row>
        <table:table-row>
          <table:table-cell table:style-name="Tabelle14.A2" office:value-type="string">
            <text:p text:style-name="Table_20_Contents">W09</text:p>
          </table:table-cell>
          <table:table-cell table:style-name="Tabelle14.A2" office:value-type="string">
            <text:p text:style-name="Table_20_Contents">Regio</text:p>
          </table:table-cell>
          <table:table-cell table:style-name="Tabelle14.C2" office:value-type="string">
            <text:p text:style-name="Table_20_Contents">Orts/Regionalkennung</text:p>
          </table:table-cell>
        </table:table-row>
        <table:table-row>
          <table:table-cell table:style-name="Tabelle14.A2" office:value-type="string">
            <text:p text:style-name="Table_20_Contents">W10</text:p>
          </table:table-cell>
          <table:table-cell table:style-name="Tabelle14.A2" office:value-type="string">
            <text:p text:style-name="Table_20_Contents">Customer</text:p>
          </table:table-cell>
          <table:table-cell table:style-name="Tabelle14.C2" office:value-type="string">
            <text:p text:style-name="Table_20_Contents">Kunde</text:p>
          </table:table-cell>
        </table:table-row>
        <table:table-row>
          <table:table-cell table:style-name="Tabelle14.A2" office:value-type="string">
            <text:p text:style-name="Table_20_Contents">W11</text:p>
          </table:table-cell>
          <table:table-cell table:style-name="Tabelle14.A2" office:value-type="string">
            <text:p text:style-name="Table_20_Contents">Source</text:p>
          </table:table-cell>
          <table:table-cell table:style-name="Tabelle14.C2" office:value-type="string">
            <text:p text:style-name="Table_20_Contents">Artikelsuffix</text:p>
          </table:table-cell>
        </table:table-row>
        <table:table-row>
          <table:table-cell table:style-name="Tabelle14.A2" office:value-type="string">
            <text:p text:style-name="Table_20_Contents">W12</text:p>
          </table:table-cell>
          <table:table-cell table:style-name="Tabelle14.A2" office:value-type="string">
            <text:p text:style-name="Table_20_Contents">Product</text:p>
          </table:table-cell>
          <table:table-cell table:style-name="Tabelle14.C2" office:value-type="string">
            <text:p text:style-name="Table_20_Contents">Artikel</text:p>
          </table:table-cell>
        </table:table-row>
        <table:table-row>
          <table:table-cell table:style-name="Tabelle14.A2" office:value-type="string">
            <text:p text:style-name="Table_20_Contents">W13</text:p>
          </table:table-cell>
          <table:table-cell table:style-name="Tabelle14.A2" office:value-type="string">
            <text:p text:style-name="Table_20_Contents"/>
          </table:table-cell>
          <table:table-cell table:style-name="Tabelle14.C2" office:value-type="string">
            <text:p text:style-name="Table_20_Contents">„ERP“</text:p>
          </table:table-cell>
        </table:table-row>
        <table:table-row>
          <table:table-cell table:style-name="Tabelle14.A2" office:value-type="string">
            <text:p text:style-name="Table_20_Contents"/>
          </table:table-cell>
          <table:table-cell table:style-name="Tabelle14.A2" office:value-type="string">
            <text:p text:style-name="Table_20_Contents">Reserved_1</text:p>
          </table:table-cell>
          <table:table-cell table:style-name="Tabelle14.C2" office:value-type="string">
            <text:p text:style-name="Table_20_Contents"/>
          </table:table-cell>
        </table:table-row>
        <table:table-row>
          <table:table-cell table:style-name="Tabelle14.A2" office:value-type="string">
            <text:p text:style-name="Table_20_Contents"/>
          </table:table-cell>
          <table:table-cell table:style-name="Tabelle14.A2" office:value-type="string">
            <text:p text:style-name="Table_20_Contents">Reserved_2</text:p>
          </table:table-cell>
          <table:table-cell table:style-name="Tabelle14.C2" office:value-type="string">
            <text:p text:style-name="Table_20_Contents"/>
          </table:table-cell>
        </table:table-row>
        <table:table-row>
          <table:table-cell table:style-name="Tabelle14.A2" office:value-type="string">
            <text:p text:style-name="Table_20_Contents">W16</text:p>
          </table:table-cell>
          <table:table-cell table:style-name="Tabelle14.A2" office:value-type="string">
            <text:p text:style-name="Table_20_Contents">Value</text:p>
          </table:table-cell>
          <table:table-cell table:style-name="Tabelle14.C2" office:value-type="string">
            <text:p text:style-name="Table_20_Contents">Der numerische Wert</text:p>
          </table:table-cell>
        </table:table-row>
        <table:table-row>
          <table:table-cell table:style-name="Tabelle14.A2" office:value-type="string">
            <text:p text:style-name="Table_20_Contents"/>
          </table:table-cell>
          <table:table-cell table:style-name="Tabelle14.A2" office:value-type="string">
            <text:p text:style-name="Table_20_Contents">LinkId</text:p>
          </table:table-cell>
          <table:table-cell table:style-name="Tabelle14.C2" office:value-type="string">
            <text:p text:style-name="Table_20_Contents"/>
          </table:table-cell>
        </table:table-row>
      </table:table>
      <text:p text:style-name="Text_20_body"/>
      <text:h text:style-name="Heading_20_1" text:outline-level="1">Einkauf</text:h>
      <text:h text:style-name="Heading_20_2" text:outline-level="2">Ausgaberecord für Einkauf - vollständig</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3">Feld</text:p>
          </table:table-cell>
          <table:table-cell table:style-name="Tabelle13.A1" office:value-type="string">
            <text:p text:style-name="P3">Recordname</text:p>
          </table:table-cell>
          <table:table-cell table:style-name="Tabelle13.C1" office:value-type="string">
            <text:p text:style-name="P3">Bedeutung</text:p>
          </table:table-cell>
        </table:table-row>
        <table:table-row>
          <table:table-cell table:style-name="Tabelle13.A2" office:value-type="string">
            <text:p text:style-name="Table_20_Contents">DdId</text:p>
          </table:table-cell>
          <table:table-cell table:style-name="Tabelle13.A2" office:value-type="string">
            <text:p text:style-name="Table_20_Contents">-</text:p>
          </table:table-cell>
          <table:table-cell table:style-name="Tabelle13.C2" office:value-type="string">
            <text:p text:style-name="Table_20_Contents">15</text:p>
          </table:table-cell>
        </table:table-row>
        <table:table-row>
          <table:table-cell table:style-name="Tabelle13.A2" office:value-type="string">
            <text:p text:style-name="Table_20_Contents">Folge</text:p>
          </table:table-cell>
          <table:table-cell table:style-name="Tabelle13.A2" office:value-type="string">
            <text:p text:style-name="Table_20_Contents">t.RecId</text:p>
          </table:table-cell>
          <table:table-cell table:style-name="Tabelle13.C2" office:value-type="string">
            <text:p text:style-name="Table_20_Contents">Passend zum Measurement</text:p>
          </table:table-cell>
        </table:table-row>
        <table:table-row>
          <table:table-cell table:style-name="Tabelle13.A2" office:value-type="string">
            <text:p text:style-name="Table_20_Contents">W00</text:p>
          </table:table-cell>
          <table:table-cell table:style-name="Tabelle13.A2" office:value-type="string">
            <text:p text:style-name="Table_20_Contents">-</text:p>
          </table:table-cell>
          <table:table-cell table:style-name="Tabelle13.C2" office:value-type="string">
            <text:p text:style-name="Table_20_Contents">SSD</text:p>
          </table:table-cell>
        </table:table-row>
        <table:table-row>
          <table:table-cell table:style-name="Tabelle13.A2" office:value-type="string">
            <text:p text:style-name="Table_20_Contents">W01</text:p>
          </table:table-cell>
          <table:table-cell table:style-name="Tabelle13.A2" office:value-type="string">
            <text:p text:style-name="Table_20_Contents">-</text:p>
          </table:table-cell>
          <table:table-cell table:style-name="Tabelle13.C2" office:value-type="string">
            <text:p text:style-name="Table_20_Contents">EUR</text:p>
          </table:table-cell>
        </table:table-row>
        <table:table-row>
          <table:table-cell table:style-name="Tabelle13.A2" office:value-type="string">
            <text:p text:style-name="Table_20_Contents">W02</text:p>
          </table:table-cell>
          <table:table-cell table:style-name="Tabelle13.A2" office:value-type="string">
            <text:p text:style-name="Table_20_Contents">-</text:p>
          </table:table-cell>
          <table:table-cell table:style-name="Tabelle13.C2" office:value-type="string">
            <text:p text:style-name="Table_20_Contents">I</text:p>
          </table:table-cell>
        </table:table-row>
        <table:table-row>
          <table:table-cell table:style-name="Tabelle13.A2" office:value-type="string">
            <text:p text:style-name="Table_20_Contents">W03</text:p>
          </table:table-cell>
          <table:table-cell table:style-name="Tabelle13.A2" office:value-type="string">
            <text:p text:style-name="Table_20_Contents">t.Measure</text:p>
          </table:table-cell>
          <table:table-cell table:style-name="Tabelle13.C2" office:value-type="string">
            <text:p text:style-name="Table_20_Contents">Measurekennung</text:p>
          </table:table-cell>
        </table:table-row>
        <table:table-row>
          <table:table-cell table:style-name="Tabelle13.A2" office:value-type="string">
            <text:p text:style-name="Table_20_Contents">W04</text:p>
          </table:table-cell>
          <table:table-cell table:style-name="Tabelle13.A2" office:value-type="string">
            <text:p text:style-name="Table_20_Contents">t.Wann</text:p>
          </table:table-cell>
          <table:table-cell table:style-name="Tabelle13.C2" office:value-type="string">
            <text:p text:style-name="Table_20_Contents">vierstellige Jahreszahl</text:p>
          </table:table-cell>
        </table:table-row>
        <table:table-row>
          <table:table-cell table:style-name="Tabelle13.A2" office:value-type="string">
            <text:p text:style-name="Table_20_Contents">W05</text:p>
          </table:table-cell>
          <table:table-cell table:style-name="Tabelle13.A2" office:value-type="string">
            <text:p text:style-name="Table_20_Contents">t.Wann</text:p>
          </table:table-cell>
          <table:table-cell table:style-name="Tabelle13.C2" office:value-type="string">
            <text:p text:style-name="Table_20_Contents">Kalenderwoche, zweistellig. Nicht ISO-Woche</text:p>
          </table:table-cell>
        </table:table-row>
        <table:table-row>
          <table:table-cell table:style-name="Tabelle13.A2" office:value-type="string">
            <text:p text:style-name="Table_20_Contents">W06</text:p>
          </table:table-cell>
          <table:table-cell table:style-name="Tabelle13.A2" office:value-type="string">
            <text:p text:style-name="Table_20_Contents">t.Wann</text:p>
          </table:table-cell>
          <table:table-cell table:style-name="Tabelle13.C2" office:value-type="string">
            <text:p text:style-name="Table_20_Contents">Tag in der Form DD.MM.YYYY</text:p>
          </table:table-cell>
        </table:table-row>
        <table:table-row>
          <table:table-cell table:style-name="Tabelle13.A2" office:value-type="string">
            <text:p text:style-name="Table_20_Contents">W07</text:p>
          </table:table-cell>
          <table:table-cell table:style-name="Tabelle13.A2" office:value-type="string">
            <text:p text:style-name="Table_20_Contents">t.Ort</text:p>
          </table:table-cell>
          <table:table-cell table:style-name="Tabelle13.C2" office:value-type="string">
            <text:p text:style-name="Table_20_Contents">Ortskennung</text:p>
          </table:table-cell>
        </table:table-row>
        <table:table-row>
          <table:table-cell table:style-name="Tabelle13.A2" office:value-type="string">
            <text:p text:style-name="Table_20_Contents">W08</text:p>
          </table:table-cell>
          <table:table-cell table:style-name="Tabelle13.A2" office:value-type="string">
            <text:p text:style-name="Table_20_Contents">t.Lieferant</text:p>
          </table:table-cell>
          <table:table-cell table:style-name="Tabelle13.C2" office:value-type="string">
            <text:p text:style-name="Table_20_Contents">Lieferantenkennung</text:p>
          </table:table-cell>
        </table:table-row>
        <table:table-row>
          <table:table-cell table:style-name="Tabelle13.A2" office:value-type="string">
            <text:p text:style-name="Table_20_Contents">W09</text:p>
          </table:table-cell>
          <table:table-cell table:style-name="Tabelle13.A2" office:value-type="string">
            <text:p text:style-name="Table_20_Contents">t.Abc</text:p>
          </table:table-cell>
          <table:table-cell table:style-name="Tabelle13.C2" office:value-type="string">
            <text:p text:style-name="Table_20_Contents">ABC-Kennung</text:p>
          </table:table-cell>
        </table:table-row>
        <table:table-row>
          <table:table-cell table:style-name="Tabelle13.A2" office:value-type="string">
            <text:p text:style-name="Table_20_Contents">W10</text:p>
          </table:table-cell>
          <table:table-cell table:style-name="Tabelle13.A2" office:value-type="string">
            <text:p text:style-name="Table_20_Contents">t.Such</text:p>
          </table:table-cell>
          <table:table-cell table:style-name="Tabelle13.C2" office:value-type="string">
            <text:p text:style-name="Table_20_Contents">Suchbegriff</text:p>
          </table:table-cell>
        </table:table-row>
        <table:table-row>
          <table:table-cell table:style-name="Tabelle13.A2" office:value-type="string">
            <text:p text:style-name="Table_20_Contents">W11</text:p>
          </table:table-cell>
          <table:table-cell table:style-name="Tabelle13.A2" office:value-type="string">
            <text:p text:style-name="Table_20_Contents">t.Suffix</text:p>
          </table:table-cell>
          <table:table-cell table:style-name="Tabelle13.C2" office:value-type="string">
            <text:p text:style-name="Table_20_Contents">Artikelsuffix</text:p>
          </table:table-cell>
        </table:table-row>
        <table:table-row>
          <table:table-cell table:style-name="Tabelle13.A2" office:value-type="string">
            <text:p text:style-name="Table_20_Contents">W12</text:p>
          </table:table-cell>
          <table:table-cell table:style-name="Tabelle13.A2" office:value-type="string">
            <text:p text:style-name="Table_20_Contents">t.Artikel</text:p>
          </table:table-cell>
          <table:table-cell table:style-name="Tabelle13.C2" office:value-type="string">
            <text:p text:style-name="Table_20_Contents">Artikel</text:p>
          </table:table-cell>
        </table:table-row>
        <table:table-row>
          <table:table-cell table:style-name="Tabelle13.A2" office:value-type="string">
            <text:p text:style-name="Table_20_Contents">W13</text:p>
          </table:table-cell>
          <table:table-cell table:style-name="Tabelle13.A2" office:value-type="string">
            <text:p text:style-name="Table_20_Contents">t.Konto</text:p>
          </table:table-cell>
          <table:table-cell table:style-name="Tabelle13.C2" office:value-type="string">
            <text:p text:style-name="Table_20_Contents">Bestandskonto</text:p>
          </table:table-cell>
        </table:table-row>
        <table:table-row>
          <table:table-cell table:style-name="Tabelle13.A2" office:value-type="string">
            <text:p text:style-name="Table_20_Contents">W14</text:p>
          </table:table-cell>
          <table:table-cell table:style-name="Tabelle13.A2" office:value-type="string">
            <text:p text:style-name="Table_20_Contents">t.Einheit</text:p>
          </table:table-cell>
          <table:table-cell table:style-name="Tabelle13.C2" office:value-type="string">
            <text:p text:style-name="Table_20_Contents">Mengeneinheit</text:p>
          </table:table-cell>
        </table:table-row>
        <table:table-row>
          <table:table-cell table:style-name="Tabelle13.A2" office:value-type="string">
            <text:p text:style-name="Table_20_Contents">W15</text:p>
          </table:table-cell>
          <table:table-cell table:style-name="Tabelle13.A2" office:value-type="string">
            <text:p text:style-name="Table_20_Contents">-</text:p>
          </table:table-cell>
          <table:table-cell table:style-name="Tabelle13.C2" office:value-type="string">
            <text:p text:style-name="Table_20_Contents">null</text:p>
          </table:table-cell>
        </table:table-row>
        <table:table-row>
          <table:table-cell table:style-name="Tabelle13.A2" office:value-type="string">
            <text:p text:style-name="Table_20_Contents">W16</text:p>
          </table:table-cell>
          <table:table-cell table:style-name="Tabelle13.A2" office:value-type="string">
            <text:p text:style-name="Table_20_Contents">-</text:p>
          </table:table-cell>
          <table:table-cell table:style-name="Tabelle13.C2" office:value-type="string">
            <text:p text:style-name="Table_20_Contents">null</text:p>
          </table:table-cell>
        </table:table-row>
        <table:table-row>
          <table:table-cell table:style-name="Tabelle13.A2" office:value-type="string">
            <text:p text:style-name="Table_20_Contents">W17</text:p>
          </table:table-cell>
          <table:table-cell table:style-name="Tabelle13.A2" office:value-type="string">
            <text:p text:style-name="Table_20_Contents">t.Wert</text:p>
          </table:table-cell>
          <table:table-cell table:style-name="Tabelle13.C2" office:value-type="string">
            <text:p text:style-name="Table_20_Contents">Der numerische Wert</text:p>
          </table:table-cell>
        </table:table-row>
        <table:table-row>
          <table:table-cell table:style-name="Tabelle13.A2" office:value-type="string">
            <text:p text:style-name="Table_20_Contents">W31</text:p>
          </table:table-cell>
          <table:table-cell table:style-name="Tabelle13.A2" office:value-type="string">
            <text:p text:style-name="Table_20_Contents">-</text:p>
          </table:table-cell>
          <table:table-cell table:style-name="Tabelle13.C2" office:value-type="string">
            <text:p text:style-name="Table_20_Contents">1</text:p>
          </table:table-cell>
        </table:table-row>
      </table:table>
      <text:p text:style-name="Text_20_body"/>
      <text:h text:style-name="Heading_20_2" text:outline-level="2">Einzelne Measurements</text:h>
      <text:h text:style-name="Heading_20_3" text:outline-level="3">OQ(20) und OV(21)</text:h>
      <text:p text:style-name="Text_20_body">Bestellmenge und Bestellwert. Hole für alle Bestellungen/Positionen(relGb), die nicht Ungarn sind (7000294DU), deren Kopf.Segm1_Datum im Datumsbereich liegt, deren Positionsstatus in(10,60,65,90,115,215) liegt, deren zdesc!=“GEPLANTE BEST.“.</text:p>
      <text:p text:style-name="Text_20_body">Als Datum wird Kopf.Segm1_Datum genommen, die Menge ist die Segm6_Meng in der Position.</text:p>
      <text:h text:style-name="Heading_20_3" text:outline-level="3">CQ(22) und CV(22)</text:h>
      <text:p text:style-name="Text_20_body">Bestätigte Menge und bestätigter Wert. Hole für alle Bestellungen/Positionen(relGb), die nicht Ungarn sind (7000294DU), deren Position.Segm3_Term&gt;=StartTag ist, deren Positionsstatus in(10,60,65,90,115,215) liegt, deren zdesc like “BEST%TIGT“.</text:p>
      <text:p text:style-name="Text_20_body"><text:soft-page-break/>Als Datum wird Position.Segm3_Term genommen, die Menge ist Position.Segm3_Meng.</text:p>
      <text:h text:style-name="Heading_20_3" text:outline-level="3">DQ(24) und DV(25)</text:h>
      <text:p text:style-name="Text_20_body">Gelieferte Menge und gelieferter Wert. <text:s/>Hole für alle Bestellungen/Positionen(relGb), die nicht Ungarn sind (7000294DU), deren Position.Segm3_Term&gt;=StartTag ist, deren Positionsstatus in(10,60,65,90,115,215) liegt, deren Positions.zdesc ungleich “GEPLANTE BEST.“, und deren Positions.Segm4_term&gt;=Startdatum ist. Ist Sgm4_Term leer, wird Segm5_Term genommen.</text:p>
      <text:h text:style-name="Heading_20_3" text:outline-level="3">DDQ(26) und DDV(27)</text:h>
      <text:p text:style-name="Text_20_body">Liefermenge minus Bestellmenge und Lieferwert minus Bestellwert. Im Prinzip die Abfrage von OQ/VV, nur wird als Menge hier eine Verrechnung der Positionsmengen genommen:</text:p>
      <text:p text:style-name="Text_20_body">Segm4_Meng+Segm5_Meng-Segm6_Meng. Allerdings werden bei den archiverten Positionen statt Segm6_Meng Segm3_meng genommen. Ist das richtig ?</text:p>
      <text:h text:style-name="Heading_20_3" text:outline-level="3">ADT(30)</text:h>
      <text:p text:style-name="Text_20_body">Auswertung auf Ebene Lieferant/Jahr. Es wird die Zeitdifferenz in Tagen zwischen dem Termin der ersten Lieferung und der Erschaffung der Bestellposition als Durchschnitt gruppiert auf Lieferant und Jahr ausgegeben. Eine Auslieferung vor der Erschaffung der Bestellung ist unmöglich, würde aber auch verhindert.</text:p>
      <text:p text:style-name="Text_20_body">Die Verarbeitung geschieht in CubusEk.BaueEsoterikAdt, indem die View EinkaufTermine passend angefragt wird. Es werden auch historische Daten mit genommen.</text:p>
      <text:h text:style-name="Heading_20_3" text:outline-level="3">AOD(31)</text:h>
      <text:p text:style-name="Text_20_body">Auswertung auf Ebene Lieferant/Jahr. Es wird die Zeitdifferenz in Tagen zwischen dem Termin der ersten Lieferung und dem bestätigten Liefertermin als Durchschnitt gruppiert auf Lieferant und Jahr ausgegeben. Eine Auslieferung vor dem bestätigten Liefertermin geht nicht in die Auswertung ein.</text:p>
      <text:p text:style-name="Text_20_body">Die Verarbeitung geschieht in CubusEk.BaueEsoterikAod, indem die View EinkaufTermine passend angefragt wird. Es werden auch historische Daten mit genommen.</text:p>
      <text:h text:style-name="Heading_20_3" text:outline-level="3">ASL(32)</text:h>
      <text:p text:style-name="Text_20_body">Auswertung auf Ebene Lieferant/Jahr. Es wird die Zeitdifferenz in Tagen zwischen dem bestätigten Liefertermin und dem Wunschtermin als Durchschnitt gruppiert auf Lieferant und Jahr ausgegeben. Ein bestätigter Termin vo dem Wunschtermin geht nicht in die Auswertung ein.</text:p>
      <text:p text:style-name="Text_20_body">Die Verarbeitung geschieht in CubusEk.BaueEsoterikAsl, indem die View EinkaufTermine passend angefragt wird. Es werden auch historische Daten mit genommen.</text:p>
      <text:h text:style-name="Heading_20_3" text:outline-level="3">CO(42)</text:h>
      <text:p text:style-name="Text_20_body">Auswertung auf Ebene der Artikel. Verbrauch vom Lager, gruppiert auf Jahre und Artikel. Als „Lieferant“ wird LAGERSSD“ eingesetzt; Abc-Kriterium, Suchbegriff und Ort stehen auf „_ns“.</text:p>
      <text:p text:style-name="Text_20_body">Es werden der akteuelle Jahreswert, der Vorjahres und der VorVorjahreswert genommen. Die Methode „CubusEk.BaueCo“ ist dafür zuständig.</text:p>
      <text:h text:style-name="Heading_20_3" text:outline-level="3">STN(43) und STV(44)</text:h>
      <text:p text:style-name="Text_20_body">Der aktuelle Lagerbestand SSD ohne Konsignationslager, sowohl die Menge (STN) als auch der <text:soft-page-break/>Wert (STV).</text:p>
      <text:p text:style-name="Text_20_body">Die Abfrage geht über die View LagerbestandSSD, welche noch nach Consi/nichtConsi im Feld Consi unterscheidet.</text:p>
      <text:p text:style-name="Text_20_body">Wird im gleichen Arbeitsgang wie STNT und STVT durch CubuEk.BaueLagerSsd erzeugt.</text:p>
      <text:h text:style-name="Heading_20_3" text:outline-level="3">STNT(45) und STVT(46)</text:h>
      <text:p text:style-name="Text_20_body">Lagerbestand SSD aktuell mit Konsignationslager. Wiederum Menge(STNT) als auch Wert (STVT).</text:p>
      <text:p text:style-name="Text_20_body">Wird im gleichen Arbeitsgang wie STN und STV durch CubuEk.BaueLagerSsd erzeugt.</text:p>
      <text:h text:style-name="Heading_20_3" text:outline-level="3">HSNT(47) und HSVT(48)</text:h>
      <text:p text:style-name="Text_20_body">Wie STNT und STVT, nur für Tarjan.</text:p>
      <text:p text:style-name="Text_20_body">Wird über CubusEk.BaueLagerSsh gemacht.</text:p>
      <text:h text:style-name="Heading_20_1" text:outline-level="1">Neues System</text:h>
      <text:p text:style-name="Text_20_body">Das neue System ist geplant als Java-Applik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Standard"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Standard" style:next-style-name="TabTxt" style:class="extra">
      <style:paragraph-properties fo:margin-left="0.459cm" fo:margin-right="0cm" fo:margin-top="0.199cm" fo:margin-bottom="0cm" fo:text-indent="0cm" style:auto-text-indent="false"/>
      <style:text-properties fo:color="#008080" fo:font-weight="bold" style:font-size-asian="10.5pt"/>
    </style:style>
    <style:style style:name="Spalte" style:family="paragraph" style:parent-style-name="Standard">
      <style:paragraph-properties fo:margin-left="8.41cm" fo:margin-right="0cm" fo:text-indent="-7.966cm" style:auto-text-indent="false">
        <style:tab-stops>
          <style:tab-stop style:position="-9.338cm"/>
          <style:tab-stop style:position="-7.311cm"/>
          <style:tab-stop style:position="-4.706cm"/>
          <style:tab-stop style:position="-1.03cm"/>
          <style:tab-stop style:position="8.513cm"/>
          <style:tab-stop style:position="9.456cm"/>
          <style:tab-stop style:position="9.883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Txt" style:family="paragraph" style:parent-style-name="Standard" style:next-style-name="Spalte">
      <style:paragraph-properties fo:margin-left="0.808cm" fo:margin-right="0cm" fo:text-indent="0cm" style:auto-text-indent="false"/>
      <style:text-properties fo:font-size="10pt"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rklaer" style:family="paragraph" style:parent-style-name="Text_20_body">
      <style:text-properties style:font-name="Nimbus Sans L"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Holger Willms</meta:initial-creator>
    <meta:creation-date>2019-07-15T13:13:39</meta:creation-date>
    <dc:creator>Holger Willms</dc:creator>
    <dc:date>2019-11-04T13:29:39</dc:date>
    <meta:printed-by>Holger Willms</meta:printed-by>
    <meta:print-date>2019-08-07T08:34:35</meta:print-date>
    <meta:editing-cycles>75</meta:editing-cycles>
    <meta:editing-duration>PT22H39M5S</meta:editing-duration>
    <meta:user-defined meta:name="Info 1"/>
    <meta:user-defined meta:name="Info 2"/>
    <meta:user-defined meta:name="Info 3"/>
    <meta:user-defined meta:name="Info 4"/>
    <meta:document-statistic meta:table-count="14" meta:image-count="0" meta:object-count="0" meta:page-count="15" meta:paragraph-count="434" meta:word-count="2035" meta:character-count="13499"/>
  </office:meta>
</office:document-meta>
</file>